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text-properties style:font-name="Lucida Console"/>
    </style:style>
    <style:style style:name="P3" style:family="paragraph" style:parent-style-name="Standard">
      <style:text-properties style:font-name="Lucida Console" style:language-asian="ja" style:country-asian="JP"/>
    </style:style>
    <style:style style:name="P4" style:family="paragraph" style:parent-style-name="Standard">
      <style:text-properties style:font-name="Times New Roman" style:language-asian="ja" style:country-asian="JP"/>
    </style:style>
    <style:style style:name="P5" style:family="paragraph" style:parent-style-name="Standard">
      <style:text-properties style:language-asian="ja" style:country-asian="JP"/>
    </style:style>
    <style:style style:name="P6" style:family="paragraph" style:parent-style-name="Standard">
      <style:text-properties officeooo:rsid="001d91f2" officeooo:paragraph-rsid="001d91f2" style:language-asian="ja" style:country-asian="JP"/>
    </style:style>
    <style:style style:name="P7" style:family="paragraph" style:parent-style-name="Standard">
      <style:text-properties officeooo:rsid="001e71ee" officeooo:paragraph-rsid="001e71ee" style:language-asian="ja" style:country-asian="JP"/>
    </style:style>
    <style:style style:name="P8" style:family="paragraph" style:parent-style-name="Standard">
      <style:text-properties officeooo:paragraph-rsid="001d91f2"/>
    </style:style>
    <style:style style:name="T1" style:family="text">
      <style:text-properties officeooo:rsid="001d91f2"/>
    </style:style>
    <style:style style:name="T2" style:family="text">
      <style:text-properties officeooo:rsid="001e71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my sample solution to <text:span text:style-name="T1">one of the </text:span>mid-term <text:span text:style-name="T1">exams in the past.</text:span></text:p>
      <text:p text:style-name="P1">And how I developed to the solution. </text:p>
      <text:p text:style-name="P1"/>
      <text:p text:style-name="P6">Q. Take 5 numbers from the keyboard and store them in an array.</text:p>
      <text:p text:style-name="P6">Then, take a number from the keyboard again. Go through the array </text:p>
      <text:p text:style-name="P6">and if the array number is bigger than this number, print it.</text:p>
      <text:p text:style-name="P6"/>
      <text:p text:style-name="P6">for(i=0; i&lt;5; i++) keyboard_read integer into array[i]</text:p>
      <text:p text:style-name="P6">keyboard_read integer into N</text:p>
      <text:p text:style-name="P6">for(i=0; i&lt;5; i++) if ( array[i] &gt; N) print array[i]</text:p>
      <text:p text:style-name="P8"/>
      <text:p text:style-name="P1">Below is my first attempt. I am doing my sanity check by </text:p>
      <text:p text:style-name="P1">just printing out the prompt …... <text:span text:style-name="T2">This tests if the simulator </text:span></text:p>
      <text:p text:style-name="P7">and I are healthy.</text:p>
      <text:p text:style-name="P1"/>
      <text:p text:style-name="P2">.data</text:p>
      <text:p text:style-name="P2">prompt: .asciiz "enter 5 numbers "</text:p>
      <text:p text:style-name="P2"/>
      <text:p text:style-name="P2">.text</text:p>
      <text:p text:style-name="P2">.globl main</text:p>
      <text:p text:style-name="P2">main:</text:p>
      <text:p text:style-name="P2"><text:s/>la $a0, prompt</text:p>
      <text:p text:style-name="P2"><text:s/>addi $v0, $0, 4</text:p>
      <text:p text:style-name="P2"><text:s/>syscall</text:p>
      <text:p text:style-name="P2"/>
      <text:p text:style-name="P2"><text:s/>li $v0 10</text:p>
      <text:p text:style-name="P2"><text:s/>syscall</text:p>
      <text:p text:style-name="P2"/>
      <text:p text:style-name="P1">Now, let's get going! Below is my second attempt and I am </text:p>
      <text:p text:style-name="P1">exercising: read an integer, store it in an array, read it back, </text:p>
      <text:p text:style-name="P1">and display. When this goes well, I have code fragment that </text:p>
      <text:p text:style-name="P1">deals with array[i].</text:p>
      <text:p text:style-name="P1"/>
      <text:p text:style-name="P3">.data</text:p>
      <text:p text:style-name="P3">prompt: .asciiz "enter 5 numbers "</text:p>
      <text:p text:style-name="P3">.align 2</text:p>
      <text:p text:style-name="P3">array: .space 30</text:p>
      <text:p text:style-name="P3"/>
      <text:p text:style-name="P3">.text</text:p>
      <text:p text:style-name="P3">.globl main</text:p>
      <text:p text:style-name="P3">main:</text:p>
      <text:p text:style-name="P3"><text:s/>la $a0, prompt</text:p>
      <text:p text:style-name="P3"><text:s/>addi $v0, $0, 4</text:p>
      <text:p text:style-name="P3"><text:s/>syscall</text:p>
      <text:p text:style-name="P3"><text:s/></text:p>
      <text:p text:style-name="P3"><text:s/>la $a1, array</text:p>
      <text:p text:style-name="P3"/>
      <text:p text:style-name="P3"><text:s/>addi $v0, $0, 5 <text:s text:c="3"/># read integer</text:p>
      <text:p text:style-name="P3"><text:s/>syscall </text:p>
      <text:p text:style-name="P3"><text:s/>sw $v0, 0($a1) <text:s text:c="4"/># store in array</text:p>
      <text:p text:style-name="P3"><text:s text:c="2"/></text:p>
      <text:p text:style-name="P3"><text:s/>la $a1, array</text:p>
      <text:p text:style-name="P3"><text:s/>lw $a0, 0($a1) <text:s text:c="4"/># read back</text:p>
      <text:p text:style-name="P3"><text:soft-page-break/><text:s/>addi $v0, $0, 1 <text:s text:c="3"/># and print</text:p>
      <text:p text:style-name="P3"><text:s/>syscall </text:p>
      <text:p text:style-name="P3"/>
      <text:p text:style-name="P3"/>
      <text:p text:style-name="P3"><text:s/>li $v0 10</text:p>
      <text:p text:style-name="P3"><text:s/>syscall</text:p>
      <text:p text:style-name="P3"/>
      <text:p text:style-name="P3"/>
      <text:p text:style-name="P4">Now, this success takes me to exercise store 5 integers in </text:p>
      <text:p text:style-name="P4">an array and print them to the screen. See code below: </text:p>
      <text:p text:style-name="P3"/>
      <text:p text:style-name="P3">.data</text:p>
      <text:p text:style-name="P3">prompt: .asciiz "enter 5 numbers "</text:p>
      <text:p text:style-name="P3">.align 2</text:p>
      <text:p text:style-name="P3">array: .space 30</text:p>
      <text:p text:style-name="P3"/>
      <text:p text:style-name="P3">.text</text:p>
      <text:p text:style-name="P3">.globl main</text:p>
      <text:p text:style-name="P3">main:</text:p>
      <text:p text:style-name="P3"><text:s/>la $a0, prompt</text:p>
      <text:p text:style-name="P3"><text:s/>addi $v0, $0, 4</text:p>
      <text:p text:style-name="P3"><text:s/>syscall</text:p>
      <text:p text:style-name="P3"/>
      <text:p text:style-name="P3"><text:s/>la $a1, array</text:p>
      <text:p text:style-name="P3"><text:s/>addi $t0, $0, 5 #counter=5</text:p>
      <text:p text:style-name="P3"/>
      <text:p text:style-name="P3">loop0: <text:s text:c="11"/># loop to get 5 integers and </text:p>
      <text:p text:style-name="P3"><text:s/>addi $v0, $0, 5 <text:s/># store them in array[].</text:p>
      <text:p text:style-name="P3"><text:s/>syscall </text:p>
      <text:p text:style-name="P3"><text:s/>sw $v0, 0($a1)</text:p>
      <text:p text:style-name="P3"><text:s text:c="2"/></text:p>
      <text:p text:style-name="P3"><text:s/>addi $t0, $t0, -1</text:p>
      <text:p text:style-name="P3"><text:s/>addi $a1, $a1, 4</text:p>
      <text:p text:style-name="P3"><text:s/>bne <text:s/>$t0, $0, loop0</text:p>
      <text:p text:style-name="P3"/>
      <text:p text:style-name="P3"><text:s/>la $a1, array <text:s text:c="4"/># reset $a1 to array.</text:p>
      <text:p text:style-name="P3"><text:s/>addi $t0, $0, 5 <text:s text:c="2"/>#counter=5</text:p>
      <text:p text:style-name="P3"><text:s/></text:p>
      <text:p text:style-name="P3">loop1: <text:s text:c="12"/># loop to check if I stored</text:p>
      <text:p text:style-name="P3"><text:s/>lw $a0, 0($a1) <text:s text:c="3"/># the 5 integers correctly</text:p>
      <text:p text:style-name="P3"><text:s/>addi $v0, $0, 1</text:p>
      <text:p text:style-name="P3"><text:s/>syscall </text:p>
      <text:p text:style-name="P3"/>
      <text:p text:style-name="P3"><text:s/>addi $t0, $t0, -1</text:p>
      <text:p text:style-name="P3"><text:s/>addi $a1, $a1, 4</text:p>
      <text:p text:style-name="P3"><text:s/>bne <text:s/>$t0, $0, loop1</text:p>
      <text:p text:style-name="P3"/>
      <text:p text:style-name="P3"><text:s/>li $v0 10</text:p>
      <text:p text:style-name="P3"><text:s/>syscall</text:p>
      <text:p text:style-name="P3"/>
      <text:p text:style-name="P4">Time to do the final touch-up. I added number comparison</text:p>
      <text:p text:style-name="P4">routine. So, I convert the array display routine to</text:p>
      <text:p text:style-name="P4">compare and display:</text:p>
      <text:p text:style-name="P4"/>
      <text:p text:style-name="P3">.data</text:p>
      <text:p text:style-name="P3"><text:soft-page-break/>prompt: .asciiz "enter 5 numbers\n"</text:p>
      <text:p text:style-name="P3">prompt1: .asciiz "enter a number "</text:p>
      <text:p text:style-name="P3">prompts: .asciiz " "</text:p>
      <text:p text:style-name="P3"/>
      <text:p text:style-name="P3">.align 2</text:p>
      <text:p text:style-name="P3">array: .space 30</text:p>
      <text:p text:style-name="P3"/>
      <text:p text:style-name="P3"/>
      <text:p text:style-name="P3">.text</text:p>
      <text:p text:style-name="P3">.globl main</text:p>
      <text:p text:style-name="P3">main:</text:p>
      <text:p text:style-name="P3"><text:s/>la $a0, prompt</text:p>
      <text:p text:style-name="P3"><text:s/>addi $v0, $0, 4</text:p>
      <text:p text:style-name="P3"><text:s/>syscall</text:p>
      <text:p text:style-name="P3"/>
      <text:p text:style-name="P3"><text:s/>la $a1, array</text:p>
      <text:p text:style-name="P3"><text:s/>addi $t0, $0, 5 #counter=5</text:p>
      <text:p text:style-name="P3"/>
      <text:p text:style-name="P3">loop0:</text:p>
      <text:p text:style-name="P3"><text:s/>addi $v0, $0, 5</text:p>
      <text:p text:style-name="P3"><text:s/>syscall </text:p>
      <text:p text:style-name="P3"><text:s/>sw $v0, 0($a1)</text:p>
      <text:p text:style-name="P3"><text:s text:c="2"/></text:p>
      <text:p text:style-name="P3"><text:s/>addi $t0, $t0, -1</text:p>
      <text:p text:style-name="P3"><text:s/>addi $a1, $a1, 4</text:p>
      <text:p text:style-name="P3"><text:s/>bne <text:s/>$t0, $0, loop0</text:p>
      <text:p text:style-name="P3"/>
      <text:p text:style-name="P3"><text:s/>la $a1, array</text:p>
      <text:p text:style-name="P3"><text:s/>addi $t0, $0, 5 #counter=5</text:p>
      <text:p text:style-name="P3"/>
      <text:p text:style-name="P3"><text:s/>la $a0, prompt1</text:p>
      <text:p text:style-name="P3"><text:s/>addi $v0, $0, 4</text:p>
      <text:p text:style-name="P3"><text:s/>syscall</text:p>
      <text:p text:style-name="P3"/>
      <text:p text:style-name="P3"><text:s/>addi $v0, $0, 5</text:p>
      <text:p text:style-name="P3"><text:s/>syscall </text:p>
      <text:p text:style-name="P3"><text:s/>add <text:s/>$s0, $v0, $0 #number to compare against</text:p>
      <text:p text:style-name="P3"><text:s/></text:p>
      <text:p text:style-name="P3">loop1: <text:s text:c="16"/># This is compare and print</text:p>
      <text:p text:style-name="P3"><text:s/>lw $a0, 0($a1) <text:s text:c="7"/># if array's number is bigger</text:p>
      <text:p text:style-name="P3"><text:s/>ble $a0, $s0, nomnom <text:s/># <text:s/>than the comparing number.</text:p>
      <text:p text:style-name="P3"><text:s text:c="2"/>addi $v0, $0, 1</text:p>
      <text:p text:style-name="P3"><text:s text:c="2"/>syscall <text:s text:c="13"/># print the number</text:p>
      <text:p text:style-name="P3"><text:s text:c="2"/>la $a0, prompts <text:s text:c="5"/># print a space</text:p>
      <text:p text:style-name="P3"><text:s text:c="2"/>addi $v0, $0, 4</text:p>
      <text:p text:style-name="P3"><text:s text:c="2"/>syscall</text:p>
      <text:p text:style-name="P3"/>
      <text:p text:style-name="P3">nomnom: <text:s text:c="15"/># go get the next array element</text:p>
      <text:p text:style-name="P3"><text:s/>addi $t0, $t0, -1</text:p>
      <text:p text:style-name="P3"><text:s/>addi $a1, $a1, 4</text:p>
      <text:p text:style-name="P3"><text:s/>bne <text:s/>$t0, $0, loop1</text:p>
      <text:p text:style-name="P3"/>
      <text:p text:style-name="P3"><text:s/>li $v0 10 <text:s text:c="12"/># exit</text:p>
      <text:p text:style-name="P3"><text:s/>syscall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9T12:07:29.67</meta:creation-date>
    <dc:date>2019-11-01T14:37:20.179000000</dc:date>
    <meta:editing-duration>PT23H37M25S</meta:editing-duration>
    <meta:editing-cycles>4</meta:editing-cycles>
    <meta:generator>LibreOffice/4.3.3.2$Windows_x86 LibreOffice_project/9bb7eadab57b6755b1265afa86e04bf45fbfc644</meta:generator>
    <meta:document-statistic meta:table-count="0" meta:image-count="0" meta:object-count="0" meta:page-count="3" meta:paragraph-count="129" meta:word-count="552" meta:character-count="2938" meta:non-whitespace-character-count="2287"/>
    <meta:user-defined meta:name="Info 1"/>
    <meta:user-defined meta:name="Info 2"/>
    <meta:user-defined meta:name="Info 3"/>
    <meta:user-defined meta:name="Info 4"/>
  </office:meta>
</office:document-meta>
</file>